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02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4" calcext:value-type="float">
            <text:p>74</text:p>
          </table:table-cell>
          <table:table-cell table:style-name="ce7" table:formula="of:=COUNTIF([.B7:.B135];&quot;X&quot;)" office:value-type="float" office:value="57" calcext:value-type="float">
            <text:p>57</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2" calcext:value-type="float">
            <text:p>12</text:p>
          </table:table-cell>
          <table:table-cell table:style-name="ce25" table:formula="of:=SUM([.B2:.F2])" office:value-type="float" office:value="87" calcext:value-type="float">
            <text:p>8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1" table:number-rows-repeated="5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4">00/00/0000</text:date>, <text:time style:data-style-name="N2" text:time-value="22:41:14.4926907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4T22:43:40.178121225</dc:date>
    <meta:editing-duration>PT7H59M46S</meta:editing-duration>
    <meta:editing-cycles>101</meta:editing-cycles>
    <meta:document-statistic meta:table-count="1" meta:cell-count="420" meta:object-count="0"/>
  </office:meta>
</office:document-meta>
</file>